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fill="solid" draw:fill-color="#ff950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808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1" draw:layer="layout" svg:width="3.787cm" svg:height="1.169cm" svg:x="8.768cm" svg:y="3.104cm">
          <text:p text:style-name="P1">User</text:p>
        </draw:rect>
        <draw:rect draw:style-name="gr1" draw:text-style-name="P2" draw:layer="layout" svg:width="4.107cm" svg:height="0.959cm" svg:x="5.843cm" svg:y="7.198cm">
          <text:p text:style-name="P2"><text:span text:style-name="T1">CodeView</text:span></text:p>
        </draw:rect>
        <draw:rect draw:style-name="gr2" draw:text-style-name="P2" draw:layer="layout" svg:width="3.622cm" svg:height="1.271cm" svg:x="4.643cm" svg:y="16.624cm">
          <text:p text:style-name="P2"><text:span text:style-name="T1">MnemonicDB</text:span></text:p>
        </draw:rect>
        <draw:rect draw:style-name="gr2" draw:text-style-name="P2" draw:layer="layout" svg:width="3.11cm" svg:height="1.296cm" svg:x="8.323cm" svg:y="16.625cm">
          <text:p text:style-name="P2"><text:span text:style-name="T1">Program</text:span></text:p>
          <text:p text:style-name="P2"><text:span text:style-name="T1">(Raw data)</text:span></text:p>
        </draw:rect>
        <draw:rect draw:style-name="gr2" draw:text-style-name="P2" draw:layer="layout" svg:width="2.236cm" svg:height="1.311cm" svg:x="11.473cm" svg:y="16.626cm">
          <text:p text:style-name="P2"><text:span text:style-name="T1">DasmData</text:span></text:p>
        </draw:rect>
        <draw:rect draw:style-name="gr1" draw:text-style-name="P2" draw:layer="layout" svg:width="3.303cm" svg:height="1.321cm" svg:x="5.043cm" svg:y="10.669cm">
          <text:p text:style-name="P2"><text:span text:style-name="T1">Process Data</text:span></text:p>
        </draw:rect>
        <draw:rect draw:style-name="gr1" draw:text-style-name="P2" draw:layer="layout" svg:width="3.608cm" svg:height="1.372cm" svg:x="13.323cm" svg:y="10.669cm">
          <text:p text:style-name="P2"><text:span text:style-name="T1">CodeViewLine</text:span></text:p>
        </draw:rect>
        <draw:rect draw:style-name="gr3" draw:text-style-name="P2" draw:layer="layout" svg:width="3.481cm" svg:height="0.889cm" svg:x="9.196cm" svg:y="11.141cm">
          <text:p text:style-name="P2"><text:span text:style-name="T1">Decoder</text:span></text:p>
        </draw:rect>
        <draw:rect draw:style-name="gr2" draw:text-style-name="P2" draw:layer="layout" svg:width="2.919cm" svg:height="1.424cm" svg:x="13.785cm" svg:y="16.599cm">
          <text:p text:style-name="P2"><text:span text:style-name="T1">LabelManager</text:span></text:p>
        </draw:rect>
        <draw:line draw:style-name="gr4" draw:text-style-name="P1" draw:layer="layout" svg:x1="14.827cm" svg:y1="12.025cm" svg:x2="15.208cm" svg:y2="16.573cm">
          <text:p/>
        </draw:line>
        <draw:line draw:style-name="gr4" draw:text-style-name="P1" draw:layer="layout" svg:x1="6.555cm" svg:y1="8.173cm" svg:x2="6.542cm" svg:y2="10.704cm">
          <text:p/>
        </draw:line>
        <draw:line draw:style-name="gr4" draw:text-style-name="P1" draw:layer="layout" svg:x1="6.416cm" svg:y1="11.994cm" svg:x2="6.416cm" svg:y2="16.625cm">
          <text:p/>
        </draw:line>
        <draw:line draw:style-name="gr4" draw:text-style-name="P1" draw:layer="layout" svg:x1="6.528cm" svg:y1="12.003cm" svg:x2="9.77cm" svg:y2="16.625cm">
          <text:p/>
        </draw:line>
        <draw:line draw:style-name="gr4" draw:text-style-name="P1" draw:layer="layout" svg:x1="6.784cm" svg:y1="11.994cm" svg:x2="12.565cm" svg:y2="16.6cm">
          <text:p/>
        </draw:line>
        <draw:line draw:style-name="gr4" draw:text-style-name="P1" draw:layer="layout" svg:x1="14.573cm" svg:y1="12.025cm" svg:x2="13.328cm" svg:y2="16.624cm">
          <text:p/>
        </draw:line>
        <draw:line draw:style-name="gr4" draw:text-style-name="P1" draw:layer="layout" svg:x1="7.425cm" svg:y1="11.994cm" svg:x2="14.929cm" svg:y2="16.574cm">
          <text:p/>
        </draw:line>
        <draw:line draw:style-name="gr4" draw:text-style-name="P1" draw:layer="layout" svg:x1="14.656cm" svg:y1="8.16cm" svg:x2="14.669cm" svg:y2="10.647cm">
          <text:p/>
        </draw:line>
        <draw:rect draw:style-name="gr5" draw:text-style-name="P2" draw:layer="layout" svg:width="2.974cm" svg:height="1.112cm" svg:x="5.018cm" svg:y="17.924cm">
          <text:p text:style-name="P2"><text:span text:style-name="T1">MnemonicItem</text:span></text:p>
          <text:p text:style-name="P2"><text:span text:style-name="T1">(object)</text:span></text:p>
        </draw:rect>
        <draw:rect draw:style-name="gr5" draw:text-style-name="P2" draw:layer="layout" svg:width="1.513cm" svg:height="0.566cm" svg:x="9.188cm" svg:y="17.922cm">
          <text:p text:style-name="P2"><text:span text:style-name="T1">Byte</text:span></text:p>
        </draw:rect>
        <draw:rect draw:style-name="gr5" draw:text-style-name="P3" draw:layer="layout" svg:width="2.236cm" svg:height="0.836cm" svg:x="11.473cm" svg:y="17.933cm">
          <text:p text:style-name="P3"><text:span text:style-name="T2">DisassembledItem</text:span></text:p>
          <text:p text:style-name="P3"><text:span text:style-name="T2">(object)</text:span></text:p>
        </draw:rect>
        <draw:line draw:style-name="gr4" draw:text-style-name="P1" draw:layer="layout" svg:x1="9.849cm" svg:y1="12.039cm" svg:x2="6.711cm" svg:y2="16.625cm">
          <text:p/>
        </draw:line>
        <draw:line draw:style-name="gr4" draw:text-style-name="P1" draw:layer="layout" svg:x1="10.355cm" svg:y1="12.03cm" svg:x2="10.355cm" svg:y2="16.625cm">
          <text:p/>
        </draw:line>
        <draw:line draw:style-name="gr4" draw:text-style-name="P1" draw:layer="layout" svg:x1="10.964cm" svg:y1="12.039cm" svg:x2="12.886cm" svg:y2="16.61cm">
          <text:p/>
        </draw:line>
        <draw:line draw:style-name="gr4" draw:text-style-name="P1" draw:layer="layout" svg:x1="11.943cm" svg:y1="12.039cm" svg:x2="16.255cm" svg:y2="16.594cm">
          <text:p/>
        </draw:line>
        <draw:line draw:style-name="gr4" draw:text-style-name="P1" draw:layer="layout" svg:x1="8.349cm" svg:y1="11.646cm" svg:x2="9.2cm" svg:y2="11.646cm">
          <text:p/>
        </draw:line>
        <draw:rect draw:style-name="gr1" draw:text-style-name="P2" draw:layer="layout" svg:width="4.107cm" svg:height="0.959cm" svg:x="11.344cm" svg:y="7.199cm">
          <text:p text:style-name="P2"><text:span text:style-name="T1">ProjectManager</text:span></text:p>
        </draw:rect>
        <draw:line draw:style-name="gr4" draw:text-style-name="P1" draw:layer="layout" svg:x1="9.708cm" svg:y1="8.16cm" svg:x2="14.167cm" svg:y2="10.66cm">
          <text:p/>
        </draw:line>
        <draw:line draw:style-name="gr4" draw:text-style-name="P1" draw:layer="layout" svg:x1="11.851cm" svg:y1="8.16cm" svg:x2="7.684cm" svg:y2="10.674cm">
          <text:p/>
        </draw:line>
        <draw:rect draw:style-name="gr1" draw:text-style-name="P1" draw:layer="layout" svg:width="12.003cm" svg:height="1.035cm" svg:x="5.003cm" svg:y="5.003cm">
          <text:p text:style-name="P1">IDZ80</text:p>
        </draw:rect>
        <draw:line draw:style-name="gr4" draw:text-style-name="P1" draw:layer="layout" svg:x1="8.01cm" svg:y1="6.062cm" svg:x2="7.986cm" svg:y2="7.216cm">
          <text:p/>
        </draw:line>
        <draw:line draw:style-name="gr4" draw:text-style-name="P1" draw:layer="layout" svg:x1="13.41cm" svg:y1="6.062cm" svg:x2="13.386cm" svg:y2="7.216cm">
          <text:p/>
        </draw:line>
        <draw:line draw:style-name="gr4" draw:text-style-name="P1" draw:layer="layout" svg:x1="5.436cm" svg:y1="6.062cm" svg:x2="5.436cm" svg:y2="10.6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1T17:24:32.48</meta:creation-date>
    <dc:date>2013-07-11T18:27:19.59</dc:date>
    <meta:editing-duration>PT31M42S</meta:editing-duration>
    <meta:editing-cycles>4</meta:editing-cycles>
    <meta:generator>LibreOffice/4.0.4.2$Windows_x86 LibreOffice_project/9e9821abd0ffdbc09cd8c52eaa574fa09eb08f2</meta:generator>
    <meta:document-statistic meta:object-count="32"/>
  </office:meta>
</office:document-meta>
</file>